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style:text-properties officeooo:rsid="0013115b" officeooo:paragraph-rsid="0013115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text-properties officeooo:rsid="0013115b" officeooo:paragraph-rsid="0013115b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sMapper</text:p>
      <text:p text:style-name="P5"/>
      <text:p text:style-name="P4" loext:marker-style-name="T2"><text:span text:style-name="T1">package </text:span><text:span text:style-name="T2">projeto.Mari.Biblioteca.mapper;<text:line-break/><text:line-break/></text:span><text:span text:style-name="T1">import </text:span><text:span text:style-name="T2">projeto.Mari.Biblioteca.dto.AlunosDTO;<text:line-break/></text:span><text:span text:style-name="T1">import </text:span><text:span text:style-name="T2">projeto.Mari.Biblioteca.entity.Alunos;<text:line-break/></text:span><text:span text:style-name="T1">import </text:span><text:span text:style-name="T2">org.mapstruct.</text:span><text:span text:style-name="T4">Mapper</text:span><text:span text:style-name="T2">;<text:line-break/></text:span><text:span text:style-name="T1">import </text:span><text:span text:style-name="T2">org.mapstruct.factory.Mappers;<text:line-break/><text:line-break/></text:span><text:span text:style-name="T1">import </text:span><text:span text:style-name="T2">java.util.List;<text:line-break/><text:line-break/></text:span><text:span text:style-name="T4">@Mapper</text:span><text:span text:style-name="T2">(componentModel = </text:span><text:span text:style-name="T5">"spring"</text:span><text:span text:style-name="T2">)<text:line-break/></text:span><text:span text:style-name="T1">public interface </text:span><text:span text:style-name="T2">AlunosMapper {<text:line-break/> <text:s text:c="3"/>AlunosMapper </text:span><text:span text:style-name="T6">INSTANCE </text:span><text:span text:style-name="T2">= Mappers.</text:span><text:span text:style-name="T3">getMapper</text:span><text:span text:style-name="T2">(AlunosMapper.</text:span><text:span text:style-name="T1">class</text:span><text:span text:style-name="T2">);<text:line-break/><text:line-break/> <text:s text:c="3"/>AlunosDTO </text:span><text:span text:style-name="T7">toDTO</text:span><text:span text:style-name="T2">(Alunos alunos);<text:line-break/><text:line-break/> <text:s text:c="3"/>Alunos </text:span><text:span text:style-name="T7">toEntity</text:span><text:span text:style-name="T2">(AlunosDTO alunosDTO);<text:line-break/><text:line-break/> <text:s text:c="3"/>List&lt;AlunosDTO&gt; </text:span><text:span text:style-name="T7">toDTO</text:span><text:span text:style-name="T2">(List&lt;Alunos&gt; alunos);<text:line-break/><text:line-break/> <text:s text:c="3"/>List&lt;Alunos&gt; </text:span><text:span text:style-name="T7">toEntity</text:span><text:span text:style-name="T2">(List&lt;AlunosDTO&gt; alunosDTO);<text:line-break/>}<text:line-break/></text:span></text:p>
      <text:p text:style-name="P5"/>
      <text:p text:style-name="P5"/>
      <text:p text:style-name="P8">Seu código define uma interface para um mapeador usando o MapStruct, que converte entre entidades <text:span text:style-name="Source_20_Text">Alunos</text:span> e Data Transfer Objects (DTOs) <text:span text:style-name="Source_20_Text">AlunosDTO</text:span>. O MapStruct é uma biblioteca que gera automaticamente implementações de mapeadores baseados nas interfaces definidas.</text:p>
      <text:p text:style-name="Text_20_body">Aqui está o código com uma breve explicação de cada parte:</text:p>
      <text:p text:style-name="Preformatted_20_Text">java</text:p>
      <text:p text:style-name="Preformatted_20_Text">Copiar código</text:p>
      <text:p text:style-name="P1"><text:span text:style-name="Source_20_Text">package projeto.Mari.Biblioteca.mapper;</text:span></text:p>
      <text:p text:style-name="P2"/>
      <text:p text:style-name="P2"><text:span text:style-name="Source_20_Text">import projeto.Mari.Biblioteca.dto.AlunosDTO;</text:span></text:p>
      <text:p text:style-name="P2"><text:span text:style-name="Source_20_Text">import projeto.Mari.Biblioteca.entity.Alunos;</text:span></text:p>
      <text:p text:style-name="P2"><text:span text:style-name="Source_20_Text">import org.mapstruct.Mapper;</text:span></text:p>
      <text:p text:style-name="P2"><text:span text:style-name="Source_20_Text">import org.mapstruct.factory.Mappers;</text:span></text:p>
      <text:p text:style-name="P2"/>
      <text:p text:style-name="P2"><text:span text:style-name="Source_20_Text">import java.util.List;</text:span></text:p>
      <text:p text:style-name="P2"/>
      <text:p text:style-name="P2"><text:span text:style-name="Source_20_Text">@Mapper(componentModel = "spring") // Anotação que indica que esta interface é um mapeador do MapStruct e que deve ser gerenciada pelo Spring</text:span></text:p>
      <text:p text:style-name="P2"><text:span text:style-name="Source_20_Text">public interface AlunosMapper {</text:span></text:p>
      <text:p text:style-name="P2"><text:span text:style-name="Source_20_Text"><text:s text:c="4"/>AlunosMapper INSTANCE = Mappers.getMapper(AlunosMapper.class); // Obtém a implementação gerada pelo MapStruct desta interface</text:span></text:p>
      <text:p text:style-name="P2"/>
      <text:p text:style-name="P2"><text:span text:style-name="Source_20_Text"><text:s text:c="4"/>AlunosDTO toDTO(Alunos alunos); // Método para converter uma entidade Alunos em um DTO AlunosDTO</text:span></text:p>
      <text:p text:style-name="P2"/>
      <text:p text:style-name="P2"><text:span text:style-name="Source_20_Text"><text:s text:c="4"/>Alunos toEntity(AlunosDTO alunosDTO); // Método para converter um DTO AlunosDTO em uma entidade Alunos</text:span></text:p>
      <text:p text:style-name="P2"/>
      <text:p text:style-name="P2"><text:span text:style-name="Source_20_Text"><text:s text:c="4"/>List&lt;AlunosDTO&gt; toDTO(List&lt;Alunos&gt; alunos); // Método para converter uma lista de entidades Alunos em uma lista de DTOs AlunosDTO</text:span></text:p>
      <text:p text:style-name="P2"/>
      <text:p text:style-name="P2"><text:span text:style-name="Source_20_Text"><text:s text:c="4"/>List&lt;Alunos&gt; toEntity(List&lt;AlunosDTO&gt; alunosDTO); // Método para converter uma lista de DTOs AlunosDTO em uma lista de entidades Alunos</text:span></text:p>
      <text:p text:style-name="P3"><text:span text:style-name="Source_20_Text">}</text:span></text:p>
      <text:p text:style-name="Text_20_body"><text:soft-page-break/><text:span text:style-name="Strong_20_Emphasis">Explicação detalhada:</text:span></text:p>
      <text:list text:style-name="L1">
        <text:list-item>
          <text:p text:style-name="P6"><text:span text:style-name="Strong_20_Emphasis">Pacote e Importações</text:span>:</text:p>
          <text:list>
            <text:list-item>
              <text:p text:style-name="P7"><text:span text:style-name="Source_20_Text">package projeto.Mari.Biblioteca.mapper;</text:span>: Define o pacote onde esta interface está localizada.</text:p>
            </text:list-item>
            <text:list-item>
              <text:p text:style-name="P7"><text:span text:style-name="Source_20_Text">import projeto.Mari.Biblioteca.dto.AlunosDTO;</text:span>: Importa a classe DTO correspondente à entidade <text:span text:style-name="Source_20_Text">Alunos</text:span>.</text:p>
            </text:list-item>
            <text:list-item>
              <text:p text:style-name="P7"><text:span text:style-name="Source_20_Text">import projeto.Mari.Biblioteca.entity.Alunos;</text:span>: Importa a entidade <text:span text:style-name="Source_20_Text">Alunos</text:span>.</text:p>
            </text:list-item>
            <text:list-item>
              <text:p text:style-name="P7"><text:span text:style-name="Source_20_Text">import org.mapstruct.Mapper;</text:span>: Importa a anotação <text:span text:style-name="Source_20_Text">Mapper</text:span> do MapStruct.</text:p>
            </text:list-item>
            <text:list-item>
              <text:p text:style-name="P7"><text:span text:style-name="Source_20_Text">import org.mapstruct.factory.Mappers;</text:span>: Importa a fábrica de mapeadores do MapStruct.</text:p>
            </text:list-item>
            <text:list-item>
              <text:p text:style-name="P7"><text:span text:style-name="Source_20_Text">import java.util.List;</text:span>: Importa a classe <text:span text:style-name="Source_20_Text">List</text:span> para trabalhar com listas.</text:p>
            </text:list-item>
          </text:list>
        </text:list-item>
        <text:list-item>
          <text:p text:style-name="P6"><text:span text:style-name="Strong_20_Emphasis">Definição da Interface </text:span><text:span text:style-name="Strong_20_Emphasis"><text:span text:style-name="Source_20_Text">AlunosMapper</text:span></text:span>:</text:p>
          <text:list>
            <text:list-item>
              <text:p text:style-name="P7">A anotação <text:span text:style-name="Source_20_Text">@Mapper(componentModel = "spring")</text:span> indica que esta interface é um mapeador do MapStruct e será gerenciada pelo Spring. Isso permite injetar esta interface em outros componentes do Spring.</text:p>
            </text:list-item>
            <text:list-item>
              <text:p text:style-name="P7"><text:span text:style-name="Source_20_Text">AlunosMapper INSTANCE = Mappers.getMapper(AlunosMapper.class);</text:span> é uma forma de obter a implementação gerada automaticamente pelo MapStruct para esta interface. Isso pode ser útil em testes ou em situações onde a injeção de dependência não é usada.</text:p>
            </text:list-item>
          </text:list>
        </text:list-item>
        <text:list-item>
          <text:p text:style-name="P6"><text:span text:style-name="Strong_20_Emphasis">Métodos de Mapeamento</text:span>:</text:p>
          <text:list>
            <text:list-item>
              <text:p text:style-name="P7"><text:span text:style-name="Source_20_Text">AlunosDTO toDTO(Alunos alunos);</text:span>: Converte uma entidade <text:span text:style-name="Source_20_Text">Alunos</text:span> em um DTO <text:span text:style-name="Source_20_Text">AlunosDTO</text:span>.</text:p>
            </text:list-item>
            <text:list-item>
              <text:p text:style-name="P7"><text:span text:style-name="Source_20_Text">Alunos toEntity(AlunosDTO alunosDTO);</text:span>: Converte um DTO <text:span text:style-name="Source_20_Text">AlunosDTO</text:span> em uma entidade <text:span text:style-name="Source_20_Text">Alunos</text:span>.</text:p>
            </text:list-item>
            <text:list-item>
              <text:p text:style-name="P7"><text:span text:style-name="Source_20_Text">List&lt;AlunosDTO&gt; toDTO(List&lt;Alunos&gt; alunos);</text:span>: Converte uma lista de entidades <text:span text:style-name="Source_20_Text">Alunos</text:span> em uma lista de DTOs <text:span text:style-name="Source_20_Text">AlunosDTO</text:span>.</text:p>
            </text:list-item>
            <text:list-item>
              <text:p text:style-name="P6"><text:span text:style-name="Source_20_Text">List&lt;Alunos&gt; toEntity(List&lt;AlunosDTO&gt; alunosDTO);</text:span>: Converte uma lista de DTOs <text:span text:style-name="Source_20_Text">AlunosDTO</text:span> em uma lista de entidades <text:span text:style-name="Source_20_Text">Alunos</text:span>.</text:p>
            </text:list-item>
          </text:list>
        </text:list-item>
      </text:list>
      <text:p text:style-name="Text_20_body">Seu código está correto e segue as convenções do MapStruct. Certifique-se de que as classes <text:span text:style-name="Source_20_Text">Alunos</text:span> e <text:span text:style-name="Source_20_Text">AlunosDTO</text:span> estejam devidamente definidas e que o projeto esteja configurado para usar o MapStruc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7:01:06.545000000</meta:creation-date>
    <dc:date>2024-06-14T17:03:38.870000000</dc:date>
    <meta:editing-duration>PT2M33S</meta:editing-duration>
    <meta:editing-cycles>1</meta:editing-cycles>
    <meta:document-statistic meta:table-count="0" meta:image-count="0" meta:object-count="0" meta:page-count="2" meta:paragraph-count="37" meta:word-count="431" meta:character-count="3550" meta:non-whitespace-character-count="3123"/>
    <meta:generator>LibreOffice/24.2.3.2$Windows_X86_64 LibreOffice_project/433d9c2ded56988e8a90e6b2e771ee4e6a5ab2ba</meta:generator>
  </office:meta>
</office:document-meta>
</file>